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！　突撃の準備は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も捕まって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何か落ち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字はルミィさんの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小さなビンも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は何て書いてあ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続きがあ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・・・この小瓶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さっそく試し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煙・・・出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ました・・・青い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、出た者は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・・・ヒメだけみたい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ひめが今回の救出役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の適性者は桐生だ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透過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量だと、一回分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・・・飲み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たーーー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服は消えな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それは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あたしが脱がせ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覚悟を決めま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Eh?</text:p>
          </table:table-cell>
          <table:table-cell table:number-columns-repeated="1020"/>
        </table:table-row>
        <table:table-row>
          <table:table-cell table:style-name="ce0" office:value-type="string">
            <text:p>・・・あ、ほんと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、つま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オシッコ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平気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大丈夫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12時にな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12時にな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地だよ！　行く必要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